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6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SAS CS0 Solar Array</text:p>
          </table:table-cell>
          <table:table-cell office:value-type="string" calcext:value-type="string">
            <text:p>REV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/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16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tdk-corporation/C1608X5R1A226M080AC/445-9077-1-ND/36616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917056&amp;uq=6359554772299275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16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tdk-corporation/C1608X5R1A226M080AC/445-9077-1-ND/36616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916951&amp;uq=6359554770294205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taiyo-yuden/LMK107B7105KA-T/587-1242-1-ND/931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6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tdk-corporation/C1608X5R1A226M080AC/445-9077-1-ND/36616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taiyo-yuden/LMK107B7105KA-T/587-1242-1-ND/931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hotkey</text:p>
          </table:table-cell>
          <table:table-cell office:value-type="string" calcext:value-type="string">
            <text:p>SOD-323</text:p>
          </table:table-cell>
          <table:table-cell/>
          <table:table-cell office:value-type="string" calcext:value-type="string">
            <text:p>http://www.digikey.com/scripts/DkSearch/dksus.dll?Detail&amp;itemSeq=193918168&amp;uq=6359554830327240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Zener</text:p>
          </table:table-cell>
          <table:table-cell office:value-type="string" calcext:value-type="string">
            <text:p>SOD-323</text:p>
          </table:table-cell>
          <table:table-cell/>
          <table:table-cell office:value-type="string" calcext:value-type="string">
            <text:p><text:a xlink:href="http://www.digikey.com/product-detail/en/nxp-semiconductors/PDZ5.6B,115/568-3848-1-ND/1163129" xlink:type="simple">http://www.digikey.com/product-detail/en/nxp-semiconductors/PDZ5.6B,115/568-3848-1-ND/1163129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Booster</text:p>
          </table:table-cell>
          <table:table-cell office:value-type="string" calcext:value-type="string">
            <text:p>TSSOP-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SC-70-6</text:p>
          </table:table-cell>
          <table:table-cell/>
          <table:table-cell office:value-type="string" calcext:value-type="string">
            <text:p>http://www.digikey.com/product-detail/en/on-semiconductor/NUP4202W1T2G/NUP4202W1T2GOSCT-ND/21220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SC-70-6</text:p>
          </table:table-cell>
          <table:table-cell/>
          <table:table-cell office:value-type="string" calcext:value-type="string">
            <text:p>http://www.digikey.com/product-detail/en/on-semiconductor/NUP4202W1T2G/NUP4202W1T2GOSCT-ND/21220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_1212</text:p>
          </table:table-cell>
          <table:table-cell/>
          <table:table-cell office:value-type="string" calcext:value-type="string">
            <text:p>http://www.digikey.com/product-detail/en/murata-electronics-north-america/LQH3NPN100NG0L/490-5123-1-ND/18939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V_In</text:p>
          </table:table-cell>
          <table:table-cell office:value-type="string" calcext:value-type="string">
            <text:p>1x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ONN x7</text:p>
          </table:table-cell>
          <table:table-cell office:value-type="string" calcext:value-type="string">
            <text:p>1x0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http://www.digikey.com/product-detail/en/on-semiconductor/MMBT2222ALT1G/MMBT2222ALT1GOSCT-ND/11398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1KL/311-1.0KGRTR-ND/7266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1KL/311-1.0KGRTR-ND/7266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L0603FR-070R27L/311-.27QTR-ND/1037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1KL/311-1.0KGRTR-ND/7266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240RL/311-240GRTR-ND/7267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852910&amp;uq=6359549125057607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852185&amp;uq=6359549031267990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yageo/RC0603JR-0710KL/311-10KGRTR-ND/7267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MSSOP-10</text:p>
          </table:table-cell>
          <table:table-cell table:number-columns-repeated="2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1:24:36.312854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9:35:35.512902046</meta:creation-date>
    <dc:date>2016-04-06T12:09:26.702656835</dc:date>
    <meta:editing-duration>PT18M50S</meta:editing-duration>
    <meta:editing-cycles>4</meta:editing-cycles>
    <meta:generator>LibreOffice/5.1.2.1.0$Linux_X86_64 LibreOffice_project/10m0$Build-1</meta:generator>
    <meta:document-statistic meta:table-count="1" meta:cell-count="128" meta:object-count="0"/>
  </office:meta>
</office:document-meta>
</file>